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1.6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.8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1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1.474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0.6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3cm" fo:min-width="0.702cm"/>
    </style:style>
    <style:style style:name="gr10" style:family="graphic" style:parent-style-name="objectwithoutfill">
      <style:graphic-properties svg:stroke-color="#000000" draw:fill="none" draw:fill-color="#ffff99" draw:textarea-vertical-align="middle"/>
    </style:style>
    <style:style style:name="gr1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62cm"/>
    </style:style>
    <style:style style:name="gr18" style:family="graphic" style:parent-style-name="standard">
      <style:graphic-properties draw:stroke="none" svg:stroke-color="#000000" draw:fill="none" draw:fill-color="#ffffff" fo:min-height="0.363cm"/>
    </style:style>
    <style:style style:name="gr19" style:family="graphic" style:parent-style-name="standard">
      <style:graphic-properties draw:stroke="none" svg:stroke-color="#000000" draw:fill="none" draw:fill-color="#ffffff" fo:min-height="0.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1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0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132cm"/>
    </style:style>
    <style:style style:name="gr25" style:family="graphic" style:parent-style-name="standard">
      <style:graphic-properties draw:stroke="none" svg:stroke-color="#000000" draw:fill="none" draw:fill-color="#ffffff" fo:min-height="0.9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.963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standard">
      <style:graphic-properties draw:stroke="none" draw:stroke-dash="Fine_20_Dashed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6" style:family="text">
      <style:text-properties fo:font-size="7pt" style:text-underline-style="none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3cm" svg:x="3.9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cm" svg:height="0.95cm" svg:x="4.1cm" svg:y="2.5cm">
          <draw:text-box>
            <text:p><text:span text:style-name="T1">Funcionário</text:span></text:p>
          </draw:text-box>
        </draw:frame>
        <draw:frame draw:style-name="gr3" draw:text-style-name="P3" draw:layer="layout" svg:width="2.526cm" svg:height="1.816cm" svg:x="1.5cm" svg:y="1.8cm">
          <draw:text-box>
            <text:p><text:span text:style-name="T2">Cod</text:span></text:p>
            <text:p><text:span text:style-name="T3">Nome</text:span></text:p>
            <text:p><text:span text:style-name="T3">Nível de Acesso</text:span></text:p>
            <text:p><text:span text:style-name="T3">Login</text:span></text:p>
            <text:p><text:span text:style-name="T3">Senha</text:span></text:p>
          </draw:text-box>
        </draw:frame>
        <draw:custom-shape draw:style-name="gr1" draw:text-style-name="P1" draw:layer="layout" svg:width="3.1cm" svg:height="1.3cm" svg:x="13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13.2cm" svg:y="2.6cm">
          <draw:text-box>
            <text:p text:style-name="P1"><text:span text:style-name="T1">Clientes</text:span></text:p>
          </draw:text-box>
        </draw:frame>
        <draw:frame draw:style-name="gr4" draw:text-style-name="P3" draw:layer="layout" svg:width="2.775cm" svg:height="1.816cm" svg:x="16.425cm" svg:y="1.784cm">
          <draw:text-box>
            <text:p><text:span text:style-name="T2">Cod </text:span><text:span text:style-name="T3"><text:s text:c="6"/>Endereço</text:span></text:p>
            <text:p><text:span text:style-name="T3">Login <text:s text:c="4"/>Telefone</text:span></text:p>
            <text:p><text:span text:style-name="T3">Senha <text:s text:c="3"/>Email</text:span></text:p>
            <text:p><text:span text:style-name="T3">Nome <text:s text:c="4"/>Latitude</text:span></text:p>
            <text:p><text:span text:style-name="T3">Logitude</text:span></text:p>
          </draw:text-box>
        </draw:frame>
        <draw:custom-shape draw:style-name="gr1" draw:text-style-name="P1" draw:layer="layout" svg:width="3.1cm" svg:height="1.3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8cm" svg:y="5.8cm">
          <draw:text-box>
            <text:p text:style-name="P1"><text:span text:style-name="T1">Pedidos</text:span></text:p>
          </draw:text-box>
        </draw:frame>
        <draw:frame draw:style-name="gr5" draw:text-style-name="P3" draw:layer="layout" svg:width="1.81cm" svg:height="2.129cm" svg:x="11.025cm" svg:y="5.1cm">
          <draw:text-box>
            <text:p><text:span text:style-name="T2">Cod </text:span><text:span text:style-name="T3"><text:s text:c="3"/></text:span></text:p>
            <text:p><text:span text:style-name="T3">Horário</text:span></text:p>
            <text:p><text:span text:style-name="T3">Data</text:span></text:p>
            <text:p><text:span text:style-name="T3">Valor Total</text:span></text:p>
            <text:p><text:span text:style-name="T3">Status,</text:span></text:p>
            <text:p><text:span text:style-name="T3">Origem</text:span></text:p>
          </draw:text-box>
        </draw:frame>
        <draw:custom-shape draw:style-name="gr1" draw:text-style-name="P1" draw:layer="layout" svg:width="3.1cm" svg:height="1.3cm" svg:x="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2cm" svg:y="6.3cm">
          <draw:text-box>
            <text:p text:style-name="P1"><text:span text:style-name="T1">Tipo Prato</text:span></text:p>
          </draw:text-box>
        </draw:frame>
        <draw:frame draw:style-name="gr6" draw:text-style-name="P3" draw:layer="layout" svg:width="1.974cm" svg:height="1.514cm" svg:x="3.326cm" svg:y="4.386cm">
          <draw:text-box>
            <text:p><text:span text:style-name="T2">Cod </text:span><text:span text:style-name="T3"><text:s text:c="3"/></text:span></text:p>
            <text:p><text:span text:style-name="T3">Nome,</text:span></text:p>
            <text:p><text:span text:style-name="T3">Foto,</text:span></text:p>
            <text:p><text:span text:style-name="T3">Deletada</text:span></text:p>
          </draw:text-box>
        </draw:frame>
        <draw:custom-shape draw:style-name="gr1" draw:text-style-name="P1" draw:layer="layout" svg:width="2.188cm" svg:height="0.87cm" svg:x="2.6cm" svg:y="12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188cm" svg:height="0.635cm" svg:x="2.6cm" svg:y="12.931cm">
          <draw:text-box>
            <text:p text:style-name="P5"><text:span text:style-name="T4">Variedades</text:span></text:p>
          </draw:text-box>
        </draw:frame>
        <draw:frame draw:style-name="gr8" draw:text-style-name="P7" draw:layer="layout" svg:width="1.493cm" svg:height="1.076cm" svg:x="1.2cm" svg:y="12.704cm">
          <draw:text-box>
            <text:p text:style-name="P6"><text:span text:style-name="T5">Cod </text:span><text:span text:style-name="T6"><text:s text:c="3"/></text:span></text:p>
            <text:p text:style-name="P6"><text:span text:style-name="T6">Nome,</text:span></text:p>
            <text:p text:style-name="P6"><text:span text:style-name="T6">Deletada</text:span></text:p>
          </draw:text-box>
        </draw:frame>
        <draw:custom-shape draw:style-name="gr1" draw:text-style-name="P1" draw:layer="layout" svg:width="3.1cm" svg:height="1.3cm" svg:x="12.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12.8cm" svg:y="5.4cm">
          <draw:text-box>
            <text:p text:style-name="P1"><text:span text:style-name="T1">Bebidas</text:span></text:p>
          </draw:text-box>
        </draw:frame>
        <draw:frame draw:style-name="gr9" draw:text-style-name="P3" draw:layer="layout" svg:width="1.442cm" svg:height="1.503cm" svg:x="12.4cm" svg:y="3.697cm">
          <draw:text-box>
            <text:p><text:span text:style-name="T2">Cod </text:span><text:span text:style-name="T3"><text:s text:c="3"/></text:span></text:p>
            <text:p><text:span text:style-name="T3">Nome</text:span></text:p>
            <text:p><text:span text:style-name="T3">Volume</text:span></text:p>
            <text:p><text:span text:style-name="T3">Valor</text:span></text:p>
          </draw:text-box>
        </draw:frame>
        <draw:line draw:style-name="gr10" draw:text-style-name="P1" draw:layer="layout" svg:x1="10.3cm" svg:y1="3.4cm" svg:x2="10.3cm" svg:y2="5.5cm">
          <text:p/>
        </draw:line>
        <draw:line draw:style-name="gr10" draw:text-style-name="P1" draw:layer="layout" svg:x1="10.6cm" svg:y1="2.9cm" svg:x2="13.2cm" svg:y2="2.9cm">
          <text:p/>
        </draw:line>
        <draw:custom-shape draw:style-name="gr11" draw:text-style-name="P1" draw:layer="layout" svg:width="1.1cm" svg:height="1.1cm" svg:x="9.8cm" svg:y="2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9.8cm" svg:y="2.65cm">
          <draw:text-box>
            <text:p><text:span text:style-name="T7">Tem</text:span></text:p>
          </draw:text-box>
        </draw:frame>
        <draw:line draw:style-name="gr10" draw:text-style-name="P1" draw:layer="layout" svg:x1="3.5cm" svg:y1="7.3cm" svg:x2="3.4cm" svg:y2="7.9cm">
          <text:p/>
        </draw:line>
        <draw:line draw:style-name="gr10" draw:text-style-name="P1" draw:layer="layout" svg:x1="3.4cm" svg:y1="8.9cm" svg:x2="3.4cm" svg:y2="9.7cm">
          <text:p/>
        </draw:line>
        <draw:line draw:style-name="gr10" draw:text-style-name="P1" draw:layer="layout" svg:x1="10.8cm" svg:y1="6.8cm" svg:x2="10.8cm" svg:y2="7.7cm">
          <text:p/>
        </draw:line>
        <draw:line draw:style-name="gr10" draw:text-style-name="P1" draw:layer="layout" svg:x1="15.4cm" svg:y1="7.7cm" svg:x2="10.8cm" svg:y2="7.7cm">
          <text:p/>
        </draw:line>
        <draw:line draw:style-name="gr10" draw:text-style-name="P1" draw:layer="layout" svg:x1="15.1cm" svg:y1="7.2cm" svg:x2="15.1cm" svg:y2="6.4cm">
          <text:p/>
        </draw:line>
        <draw:custom-shape draw:style-name="gr11" draw:text-style-name="P1" draw:layer="layout" svg:width="1.1cm" svg:height="1.1cm" svg:x="14.5cm" svg:y="7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14.5cm" svg:y="7.35cm">
          <draw:text-box>
            <text:p><text:span text:style-name="T7">Tem</text:span></text:p>
          </draw:text-box>
        </draw:frame>
        <draw:frame draw:style-name="gr13" draw:text-style-name="P8" draw:layer="layout" svg:width="0.697cm" svg:height="0.645cm" svg:x="10.903cm" svg:y="2.3cm">
          <draw:text-box>
            <text:p><text:span text:style-name="T7">1</text:span></text:p>
          </draw:text-box>
        </draw:frame>
        <draw:frame draw:style-name="gr14" draw:text-style-name="P8" draw:layer="layout" svg:width="0.756cm" svg:height="0.645cm" svg:x="10.3cm" svg:y="3.4cm">
          <draw:text-box>
            <text:p><text:span text:style-name="T7">N</text:span></text:p>
          </draw:text-box>
        </draw:frame>
        <draw:frame draw:style-name="gr15" draw:text-style-name="P8" draw:layer="layout" svg:width="0.794cm" svg:height="0.645cm" svg:x="15.103cm" svg:y="6.555cm">
          <draw:text-box>
            <text:p><text:span text:style-name="T7">M</text:span></text:p>
          </draw:text-box>
        </draw:frame>
        <draw:frame draw:style-name="gr16" draw:text-style-name="P8" draw:layer="layout" svg:width="0.756cm" svg:height="0.645cm" svg:x="13.7cm" svg:y="7.1cm">
          <draw:text-box>
            <text:p><text:span text:style-name="T7">N</text:span></text:p>
          </draw:text-box>
        </draw:frame>
        <draw:frame draw:style-name="gr16" draw:text-style-name="P8" draw:layer="layout" svg:width="0.756cm" svg:height="0.645cm" svg:x="4.844cm" svg:y="8.955cm">
          <draw:text-box>
            <text:p><text:span text:style-name="T7">N</text:span></text:p>
          </draw:text-box>
        </draw:frame>
        <draw:frame draw:style-name="gr17" draw:text-style-name="P8" draw:layer="layout" svg:width="0.697cm" svg:height="0.645cm" svg:x="3.603cm" svg:y="7.4cm">
          <draw:text-box>
            <text:p><text:span text:style-name="T7">1</text:span></text:p>
          </draw:text-box>
        </draw:frame>
        <draw:frame draw:style-name="gr16" draw:text-style-name="P8" draw:layer="layout" svg:width="0.756cm" svg:height="0.645cm" svg:x="2.4cm" svg:y="8.7cm">
          <draw:text-box>
            <text:p><text:span text:style-name="T7">N</text:span></text:p>
          </draw:text-box>
        </draw:frame>
        <draw:custom-shape draw:style-name="gr11" draw:text-style-name="P1" draw:layer="layout" svg:width="0.931cm" svg:height="0.9cm" svg:x="3cm" svg:y="11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9" draw:layer="layout" svg:width="1.1cm" svg:height="0.613cm" svg:x="3cm" svg:y="11.605cm">
          <draw:text-box>
            <text:p text:style-name="P9"><text:span text:style-name="T8">Tem</text:span></text:p>
          </draw:text-box>
        </draw:frame>
        <draw:frame draw:style-name="gr19" draw:layer="layout" svg:width="14.5cm" svg:height="1.15cm" svg:x="3cm" svg:y="1cm">
          <draw:text-box>
            <text:p>MER – Sistema Web de Gestão</text:p>
          </draw:text-box>
        </draw:frame>
        <draw:custom-shape draw:style-name="gr11" draw:text-style-name="P1" draw:layer="layout" svg:width="1.1cm" svg:height="1.1cm" svg:x="9cm" svg:y="8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9cm" svg:y="8.85cm">
          <draw:text-box>
            <text:p><text:span text:style-name="T7">Tem</text:span></text:p>
          </draw:text-box>
        </draw:frame>
        <draw:line draw:style-name="gr20" draw:text-style-name="P1" draw:layer="layout" svg:x1="9cm" svg:y1="9.1cm" svg:x2="5cm" svg:y2="9.7cm">
          <text:p/>
        </draw:line>
        <draw:line draw:style-name="gr20" draw:text-style-name="P1" draw:layer="layout" svg:x1="9.5cm" svg:y1="8.6cm" svg:x2="9.5cm" svg:y2="6.8cm">
          <text:p/>
        </draw:line>
        <draw:custom-shape draw:style-name="gr1" draw:text-style-name="P1" draw:layer="layout" svg:width="3.1cm" svg:height="1.3cm" svg:x="8.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8.2cm" svg:y="12.8cm">
          <draw:text-box>
            <text:p text:style-name="P1"><text:span text:style-name="T1">Categoria</text:span></text:p>
          </draw:text-box>
        </draw:frame>
        <draw:custom-shape draw:style-name="gr11" draw:text-style-name="P1" draw:layer="layout" svg:width="1.1cm" svg:height="1.1cm" svg:x="9.001cm" svg:y="8.6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9.001cm" svg:y="8.852cm">
          <draw:text-box>
            <text:p><text:span text:style-name="T7">Tem</text:span></text:p>
          </draw:text-box>
        </draw:frame>
        <draw:line draw:style-name="gr20" draw:text-style-name="P1" draw:layer="layout" svg:x1="5.3cm" svg:y1="13.1cm" svg:x2="8.2cm" svg:y2="13.1cm">
          <text:p/>
        </draw:line>
        <draw:custom-shape draw:style-name="gr11" draw:text-style-name="P1" draw:layer="layout" svg:width="1.1cm" svg:height="1.1cm" svg:x="6.5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6.5cm" svg:y="12.75cm">
          <draw:text-box>
            <text:p><text:span text:style-name="T7">Tem</text:span></text:p>
          </draw:text-box>
        </draw:frame>
        <draw:frame draw:style-name="gr16" draw:text-style-name="P8" draw:layer="layout" svg:width="0.756cm" svg:height="0.645cm" svg:x="5.744cm" svg:y="12.5cm">
          <draw:text-box>
            <text:p><text:span text:style-name="T7">N</text:span></text:p>
          </draw:text-box>
        </draw:frame>
        <draw:frame draw:style-name="gr17" draw:text-style-name="P8" draw:layer="layout" svg:width="0.794cm" svg:height="0.645cm" svg:x="7.444cm" svg:y="12.255cm">
          <draw:text-box>
            <text:p><text:span text:style-name="T7">M</text:span></text:p>
          </draw:text-box>
        </draw:frame>
        <draw:line draw:style-name="gr20" draw:text-style-name="P1" draw:layer="layout" svg:x1="12.2cm" svg:y1="10cm" svg:x2="12.2cm" svg:y2="13.3cm">
          <text:p/>
        </draw:line>
        <draw:line draw:style-name="gr20" draw:text-style-name="P1" draw:layer="layout" svg:x1="12.2cm" svg:y1="13.3cm" svg:x2="11.3cm" svg:y2="13.3cm">
          <text:p/>
        </draw:line>
        <draw:frame draw:style-name="gr21" draw:text-style-name="P8" draw:layer="layout" svg:width="0.756cm" svg:height="0.7cm" svg:x="12.244cm" svg:y="10.1cm">
          <draw:text-box>
            <text:p><text:span text:style-name="T7">N</text:span></text:p>
          </draw:text-box>
        </draw:frame>
        <draw:frame draw:style-name="gr22" draw:text-style-name="P8" draw:layer="layout" svg:width="0.794cm" svg:height="0.645cm" svg:x="12.706cm" svg:y="8.855cm">
          <draw:text-box>
            <text:p><text:span text:style-name="T7">M</text:span></text:p>
          </draw:text-box>
        </draw:frame>
        <draw:line draw:style-name="gr20" draw:text-style-name="P1" draw:layer="layout" svg:x1="9.5cm" svg:y1="9.6cm" svg:x2="10.2cm" svg:y2="11.2cm">
          <text:p/>
        </draw:line>
        <draw:frame draw:style-name="gr17" draw:text-style-name="P8" draw:layer="layout" svg:width="0.794cm" svg:height="0.645cm" svg:x="8.8cm" svg:y="7.8cm">
          <draw:text-box>
            <text:p><text:span text:style-name="T7">M</text:span></text:p>
          </draw:text-box>
        </draw:frame>
        <draw:frame draw:style-name="gr23" draw:text-style-name="P8" draw:layer="layout" svg:width="0.718cm" svg:height="0.645cm" svg:x="9.506cm" svg:y="9.6cm">
          <draw:text-box>
            <text:p><text:span text:style-name="T7">Z</text:span></text:p>
          </draw:text-box>
        </draw:frame>
        <draw:frame draw:style-name="gr24" draw:text-style-name="P3" draw:layer="layout" svg:width="1.958cm" svg:height="1.19cm" svg:x="9.938cm" svg:y="8cm">
          <draw:text-box>
            <text:p><text:span text:style-name="T2">Cod </text:span><text:span text:style-name="T3"><text:s text:c="3"/></text:span></text:p>
            <text:p><text:span text:style-name="T3">Quantidade</text:span></text:p>
            <text:p><text:span text:style-name="T3">Tipo</text:span></text:p>
          </draw:text-box>
        </draw:frame>
        <draw:custom-shape draw:style-name="gr1" draw:text-style-name="P1" draw:layer="layout" svg:width="3.1cm" svg:height="1.3cm" svg:x="16.1cm" svg:y="8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3.1cm" svg:height="1.191cm" svg:x="16.1cm" svg:y="9.109cm">
          <draw:text-box>
            <text:p text:style-name="P1"><text:span text:style-name="T1">Produtos</text:span></text:p>
          </draw:text-box>
        </draw:frame>
        <draw:line draw:style-name="gr20" draw:text-style-name="P1" draw:layer="layout" svg:x1="12.2cm" svg:y1="9.6cm" svg:x2="16.1cm" svg:y2="9.6cm">
          <text:p/>
        </draw:line>
        <draw:custom-shape draw:style-name="gr1" draw:text-style-name="P1" draw:layer="layout" svg:width="3.1cm" svg:height="1.3cm" svg:x="16.1cm" svg:y="12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3.1cm" svg:height="1.191cm" svg:x="16.1cm" svg:y="12.309cm">
          <draw:text-box>
            <text:p text:style-name="P1"><text:span text:style-name="T1">Estoque Produto</text:span></text:p>
          </draw:text-box>
        </draw:frame>
        <draw:line draw:style-name="gr20" draw:text-style-name="P1" draw:layer="layout" svg:x1="17.6cm" svg:y1="12.1cm" svg:x2="17.6cm" svg:y2="10.2cm">
          <text:p/>
        </draw:line>
        <draw:frame draw:style-name="gr15" draw:text-style-name="P8" draw:layer="layout" svg:width="0.697cm" svg:height="0.645cm" svg:x="17.7cm" svg:y="10.255cm">
          <draw:text-box>
            <text:p><text:span text:style-name="T7">1</text:span></text:p>
          </draw:text-box>
        </draw:frame>
        <draw:frame draw:style-name="gr16" draw:text-style-name="P8" draw:layer="layout" svg:width="0.756cm" svg:height="0.645cm" svg:x="16.403cm" svg:y="11.5cm">
          <draw:text-box>
            <text:p><text:span text:style-name="T7">N</text:span></text:p>
          </draw:text-box>
        </draw:frame>
        <draw:custom-shape draw:style-name="gr11" draw:text-style-name="P1" draw:layer="layout" svg:width="1.1cm" svg:height="1.1cm" svg:x="17.056cm" svg:y="1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17.056cm" svg:y="10.95cm">
          <draw:text-box>
            <text:p><text:span text:style-name="T7">Tem</text:span></text:p>
          </draw:text-box>
        </draw:frame>
        <draw:custom-shape draw:style-name="gr1" draw:text-style-name="P1" draw:layer="layout" svg:width="3.1cm" svg:height="1.3cm" svg:x="16.2cm" svg:y="5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3.1cm" svg:height="1.191cm" svg:x="16.2cm" svg:y="5.309cm">
          <draw:text-box>
            <text:p text:style-name="P1"><text:span text:style-name="T1">Estoque Bebida</text:span></text:p>
          </draw:text-box>
        </draw:frame>
        <draw:frame draw:style-name="gr16" draw:text-style-name="P8" draw:layer="layout" svg:width="0.756cm" svg:height="0.645cm" svg:x="16.503cm" svg:y="4.5cm">
          <draw:text-box>
            <text:p><text:span text:style-name="T7">N</text:span></text:p>
          </draw:text-box>
        </draw:frame>
        <draw:frame draw:style-name="gr15" draw:text-style-name="P8" draw:layer="layout" svg:width="0.697cm" svg:height="0.645cm" svg:x="14.7cm" svg:y="4.4cm">
          <draw:text-box>
            <text:p><text:span text:style-name="T7">1</text:span></text:p>
          </draw:text-box>
        </draw:frame>
        <draw:line draw:style-name="gr20" draw:text-style-name="P1" draw:layer="layout" svg:x1="14.2cm" svg:y1="4.2cm" svg:x2="17.9cm" svg:y2="4.2cm">
          <text:p/>
        </draw:line>
        <draw:custom-shape draw:style-name="gr11" draw:text-style-name="P1" draw:layer="layout" svg:width="1.1cm" svg:height="1.1cm" svg:x="15.4cm" svg:y="3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15.4cm" svg:y="3.95cm">
          <draw:text-box>
            <text:p><text:span text:style-name="T7">Tem</text:span></text:p>
          </draw:text-box>
        </draw:frame>
        <draw:line draw:style-name="gr20" draw:text-style-name="P1" draw:layer="layout" svg:x1="14.2cm" svg:y1="4.2cm" svg:x2="14.2cm" svg:y2="5.1cm">
          <text:p/>
        </draw:line>
        <draw:line draw:style-name="gr20" draw:text-style-name="P1" draw:layer="layout" svg:x1="17.9cm" svg:y1="4.2cm" svg:x2="17.9cm" svg:y2="5.1cm">
          <text:p/>
        </draw:line>
        <draw:frame draw:style-name="gr9" draw:text-style-name="P3" draw:layer="layout" svg:width="2.665cm" svg:height="2.442cm" svg:x="16.4cm" svg:y="6.5cm">
          <draw:text-box>
            <text:p><text:span text:style-name="T2">Cod </text:span><text:span text:style-name="T3"><text:s text:c="3"/></text:span></text:p>
            <text:p><text:span text:style-name="T3">Produto</text:span></text:p>
            <text:p><text:span text:style-name="T3">Quantidade Entr.</text:span></text:p>
            <text:p><text:span text:style-name="T3">Quantidade Atual</text:span></text:p>
            <text:p><text:span text:style-name="T3">Unidade Medida</text:span></text:p>
            <text:p><text:span text:style-name="T3">Data Entr.</text:span></text:p>
            <text:p><text:span text:style-name="T3">Data Venc.</text:span></text:p>
          </draw:text-box>
        </draw:frame>
        <draw:frame draw:style-name="gr9" draw:text-style-name="P3" draw:layer="layout" svg:width="2.665cm" svg:height="2.442cm" svg:x="13.635cm" svg:y="11.5cm">
          <draw:text-box>
            <text:p><text:span text:style-name="T2">Cod </text:span><text:span text:style-name="T3"><text:s text:c="3"/></text:span></text:p>
            <text:p><text:span text:style-name="T3">Produto</text:span></text:p>
            <text:p><text:span text:style-name="T3">Quantidade Entr.</text:span></text:p>
            <text:p><text:span text:style-name="T3">Quantidade Atual</text:span></text:p>
            <text:p><text:span text:style-name="T3">Unidade Medida</text:span></text:p>
            <text:p><text:span text:style-name="T3">Data Entr.</text:span></text:p>
            <text:p><text:span text:style-name="T3">Data Venc.</text:span></text:p>
          </draw:text-box>
        </draw:frame>
        <draw:frame draw:style-name="gr26" draw:text-style-name="P3" draw:layer="layout" svg:width="1.463cm" svg:height="1.19cm" svg:x="15.1cm" svg:y="9.71cm">
          <draw:text-box>
            <text:p><text:span text:style-name="T2">Cod </text:span><text:span text:style-name="T3"><text:s text:c="3"/></text:span></text:p>
            <text:p><text:span text:style-name="T3">Nome</text:span></text:p>
            <text:p><text:span text:style-name="T3"/></text:p>
          </draw:text-box>
        </draw:frame>
        <draw:frame draw:style-name="gr26" draw:text-style-name="P3" draw:layer="layout" svg:width="1.755cm" svg:height="1.19cm" svg:x="12.8cm" svg:y="9.8cm">
          <draw:text-box>
            <text:p><text:span text:style-name="T2">cod</text:span></text:p>
            <text:p><text:span text:style-name="T3">Descrição</text:span></text:p>
            <text:p><text:span text:style-name="T3">Foto</text:span></text:p>
          </draw:text-box>
        </draw:frame>
        <draw:frame draw:style-name="gr27" draw:text-style-name="P3" draw:layer="layout" svg:width="3.935cm" svg:height="0.69cm" svg:x="7.6cm" svg:y="11.91cm">
          <draw:text-box>
            <text:p><text:span text:style-name="T2">Cod ,</text:span><text:span text:style-name="T3">Nome, Foto, Deletada</text:span></text:p>
          </draw:text-box>
        </draw:frame>
        <draw:frame draw:style-name="gr6" draw:text-style-name="P3" draw:layer="layout" svg:width="1.974cm" svg:height="1.816cm" svg:x="5.226cm" svg:y="9.486cm">
          <draw:text-box>
            <text:p><text:span text:style-name="T2">Cod </text:span><text:span text:style-name="T3"><text:s text:c="3"/></text:span></text:p>
            <text:p><text:span text:style-name="T3">Valor</text:span></text:p>
            <text:p><text:span text:style-name="T3">Deletada</text:span></text:p>
            <text:p><text:span text:style-name="T3">Foto</text:span></text:p>
            <text:p><text:span text:style-name="T3">Descrição</text:span></text:p>
          </draw:text-box>
        </draw:frame>
        <draw:frame draw:style-name="gr26" draw:text-style-name="P3" draw:layer="layout" svg:width="1.463cm" svg:height="0.992cm" svg:x="5.8cm" svg:y="12.008cm">
          <draw:text-box>
            <text:p><text:span text:style-name="T3">Limite</text:span></text:p>
          </draw:text-box>
        </draw:frame>
        <draw:custom-shape draw:style-name="gr11" draw:text-style-name="P1" draw:layer="layout" svg:width="1.1cm" svg:height="1.1cm" svg:x="11.7cm" svg:y="9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11.7cm" svg:y="9.35cm">
          <draw:text-box>
            <text:p><text:span text:style-name="T7">Tem</text:span></text:p>
          </draw:text-box>
        </draw:frame>
        <draw:line draw:style-name="gr28" draw:text-style-name="P1" draw:layer="layout" svg:x1="7.6cm" svg:y1="13.9cm" svg:x2="7.6cm" svg:y2="11.2cm">
          <text:p/>
        </draw:line>
        <draw:line draw:style-name="gr28" draw:text-style-name="P1" draw:layer="layout" svg:x1="7.6cm" svg:y1="11.2cm" svg:x2="11.2cm" svg:y2="11.2cm">
          <text:p/>
        </draw:line>
        <draw:line draw:style-name="gr28" draw:text-style-name="P1" draw:layer="layout" svg:x1="11.2cm" svg:y1="11.2cm" svg:x2="11.2cm" svg:y2="8.8cm">
          <text:p/>
        </draw:line>
        <draw:line draw:style-name="gr28" draw:text-style-name="P1" draw:layer="layout" svg:x1="11.2cm" svg:y1="8.8cm" svg:x2="19.3cm" svg:y2="8.8cm">
          <text:p/>
        </draw:line>
        <draw:line draw:style-name="gr28" draw:text-style-name="P1" draw:layer="layout" svg:x1="19.3cm" svg:y1="8.8cm" svg:x2="19.3cm" svg:y2="10.6cm">
          <text:p/>
        </draw:line>
        <draw:line draw:style-name="gr28" draw:text-style-name="P1" draw:layer="layout" svg:x1="19.3cm" svg:y1="10.5cm" svg:x2="14.5cm" svg:y2="10.5cm">
          <text:p/>
        </draw:line>
        <draw:line draw:style-name="gr28" draw:text-style-name="P1" draw:layer="layout" svg:x1="14.5cm" svg:y1="10.5cm" svg:x2="14.5cm" svg:y2="11.2cm">
          <text:p/>
        </draw:line>
        <draw:line draw:style-name="gr28" draw:text-style-name="P1" draw:layer="layout" svg:x1="14.5cm" svg:y1="11.2cm" svg:x2="12.6cm" svg:y2="11.2cm">
          <text:p/>
        </draw:line>
        <draw:line draw:style-name="gr28" draw:text-style-name="P1" draw:layer="layout" svg:x1="12.7cm" svg:y1="11.2cm" svg:x2="12.7cm" svg:y2="13.9cm">
          <text:p/>
        </draw:line>
        <draw:line draw:style-name="gr28" draw:text-style-name="P1" draw:layer="layout" svg:x1="12.7cm" svg:y1="13.9cm" svg:x2="7.6cm" svg:y2="13.9cm">
          <text:p/>
        </draw:line>
        <draw:frame draw:style-name="gr29" draw:text-style-name="P2" draw:layer="layout" svg:width="2.7cm" svg:height="0.75cm" svg:x="7.8cm" svg:y="10.6cm">
          <draw:text-box>
            <text:p><text:span text:style-name="T1">Adicional</text:span></text:p>
          </draw:text-box>
        </draw:frame>
        <draw:custom-shape draw:style-name="gr1" draw:text-style-name="P1" draw:layer="layout" svg:width="3.1cm" svg:height="1.3cm" svg:x="1.9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1cm" svg:height="0.95cm" svg:x="1.9cm" svg:y="10cm">
          <draw:text-box>
            <text:p text:style-name="P1"><text:span text:style-name="T1">Prato</text:span></text:p>
          </draw:text-box>
        </draw:frame>
        <draw:custom-shape draw:style-name="gr11" draw:text-style-name="P1" draw:layer="layout" svg:width="1.1cm" svg:height="1.1cm" svg:x="2.8cm" svg:y="7.89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2.8cm" svg:y="8.148cm">
          <draw:text-box>
            <text:p><text:span text:style-name="T7">Tem</text:span></text:p>
          </draw:text-box>
        </draw:frame>
        <draw:custom-shape draw:style-name="gr11" draw:text-style-name="P1" draw:layer="layout" svg:width="1.1cm" svg:height="1.1cm" svg:x="2.801cm" svg:y="7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3cm" svg:height="0.75cm" svg:x="2.801cm" svg:y="8.15cm">
          <draw:text-box>
            <text:p><text:span text:style-name="T7">Tem</text:span></text:p>
          </draw:text-box>
        </draw:frame>
        <draw:line draw:style-name="gr20" draw:text-style-name="P1" draw:layer="layout" svg:x1="3.5cm" svg:y1="11.4cm" svg:x2="3.5cm" svg:y2="11cm">
          <text:p/>
        </draw:line>
        <draw:line draw:style-name="gr20" draw:text-style-name="P1" draw:layer="layout" svg:x1="3.5cm" svg:y1="12.3cm" svg:x2="3.5cm" svg:y2="12.7cm">
          <text:p/>
        </draw:line>
        <draw:frame draw:style-name="gr17" draw:text-style-name="P8" draw:layer="layout" svg:width="0.794cm" svg:height="0.645cm" svg:x="3.903cm" svg:y="11cm">
          <draw:text-box>
            <text:p><text:span text:style-name="T7">M</text:span></text:p>
          </draw:text-box>
        </draw:frame>
        <draw:frame draw:style-name="gr16" draw:text-style-name="P8" draw:layer="layout" svg:width="0.756cm" svg:height="0.645cm" svg:x="2.444cm" svg:y="12.1cm">
          <draw:text-box>
            <text:p><text:span text:style-name="T7">N</text:span></text:p>
          </draw:text-box>
        </draw:frame>
        <draw:line draw:style-name="gr20" draw:text-style-name="P1" draw:layer="layout" svg:x1="5.3cm" svg:y1="13.1cm" svg:x2="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7:33:00.966700000</meta:creation-date>
    <dc:date>2016-01-11T15:29:44.711989000</dc:date>
    <meta:editing-duration>PT49M14S</meta:editing-duration>
    <meta:editing-cycles>28</meta:editing-cycles>
    <meta:generator>LibreOffice/4.2.4.2$MacOSX_x86 LibreOffice_project/63150712c6d317d27ce2db16eb94c2f3d7b699f8</meta:generator>
    <meta:document-statistic meta:object-count="110"/>
  </office:meta>
</office:document-meta>
</file>